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es" fo:country="ES" style:font-size-asian="12pt" style:font-size-complex="12pt"/>
    </style:style>
    <style:style style:name="P2" style:family="paragraph" style:parent-style-name="Standard">
      <style:text-properties style:font-name="Liberation Serif" fo:font-size="12pt" fo:language="es" fo:country="E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0.5pt" fo:language="es" fo:country="ES" style:font-size-asian="10.5pt"/>
    </style:style>
    <style:style style:name="P5" style:family="paragraph" style:parent-style-name="Standard">
      <style:text-properties style:font-name="Liberation Serif" fo:font-size="12pt" fo:language="es" fo:country="E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language="es" fo:country="ES" fo:font-weight="bold" officeooo:rsid="0005c267" officeooo:paragraph-rsid="0005c26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language="es" fo:country="ES" fo:font-weight="bold" officeooo:paragraph-rsid="00072a34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language="es" fo:country="E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language="es" fo:country="ES" fo:font-weight="normal" officeooo:rsid="0005c267" officeooo:paragraph-rsid="0005c26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officeooo:paragraph-rsid="00072a3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es" fo:country="ES" style:font-size-asian="12pt" style:font-size-complex="12pt"/>
    </style:style>
    <style:style style:name="P14" style:family="paragraph" style:parent-style-name="Standard">
      <style:text-properties style:font-name="Liberation Serif" fo:font-size="12pt" fo:language="es" fo:country="ES" officeooo:rsid="00059bc2" style:font-size-asian="12pt" style:font-size-complex="12pt"/>
    </style:style>
    <style:style style:name="P15" style:family="paragraph" style:parent-style-name="Standard">
      <style:text-properties style:font-name="Liberation Serif" fo:font-size="12pt" fo:language="es" fo:country="ES" officeooo:paragraph-rsid="00072a34" style:font-size-asian="12pt" style:font-size-complex="12pt"/>
    </style:style>
    <style:style style:name="P16" style:family="paragraph" style:parent-style-name="Standard">
      <style:text-properties style:font-name="Liberation Serif" fo:font-size="12pt" fo:language="es" fo:country="ES" officeooo:rsid="00059bc2" style:font-size-asian="12pt"/>
    </style:style>
    <style:style style:name="P17" style:family="paragraph" style:parent-style-name="Standard">
      <style:text-properties style:font-name="Liberation Serif" fo:font-size="15pt" fo:language="es" fo:country="ES" fo:font-weight="bold" officeooo:rsid="0005c267" officeooo:paragraph-rsid="0005c267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fo:language="es" fo:country="ES" fo:font-weight="bold" officeooo:paragraph-rsid="0005c267" style:font-size-asian="15pt" style:font-weight-asian="bold" style:font-size-complex="15pt" style:font-weight-complex="bold"/>
    </style:style>
    <style:style style:name="T1" style:family="text">
      <style:text-properties officeooo:rsid="00059bc2"/>
    </style:style>
    <style:style style:name="T2" style:family="text">
      <style:text-properties officeooo:rsid="0005c267"/>
    </style:style>
    <style:style style:name="T3" style:family="text">
      <style:text-properties fo:font-weight="bold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LOQUE 1</text:p>
      <text:p text:style-name="P6"/>
      <text:p text:style-name="P6"/>
      <text:p text:style-name="P6">Crear topic llamado "topic_app" con 3 particiones y replication-factor = 1.</text:p>
      <text:p text:style-name="P10"/>
      <text:p text:style-name="P10">kafka-topics.sh --zookeeper 127.0.0.1:2181 --topic topic_app --create --partitions 3 --replication-factor 1</text:p>
      <text:p text:style-name="P10"/>
      <text:p text:style-name="P10"/>
      <text:p text:style-name="P6">Crear un producir que inserte mensajes en el topic recien creado (topic_app).</text:p>
      <text:p text:style-name="P6"/>
      <text:p text:style-name="P10">kafka-console-producer.sh --broker-list 127.0.0.1:9092 --topic topic_app</text:p>
      <text:p text:style-name="P6"/>
      <text:p text:style-name="P2">Crear 2 consumer que forman parte de un grupo de consumo llamado "my_app".</text:p>
      <text:p text:style-name="P2"/>
      <text:p text:style-name="P2"/>
      <text:p text:style-name="P9">kafka-console-consumer.sh --bootstrap-server 127.0.0.1:9092 --topic topic_app --group my_app</text:p>
      <text:p text:style-name="P9"/>
      <text:p text:style-name="P2"/>
      <text:p text:style-name="P16"><text:span text:style-name="T3">Aplicar los comandos necesarios para listar los topics, grupos de consumo, así como describir cada uno de estos.</text:span></text:p>
      <text:p text:style-name="P4"/>
      <text:p text:style-name="P4">kafka-consumer-groups.sh --bootstrap-server 127.0.0.1:9092 --list</text:p>
      <text:p text:style-name="P4"/>
      <text:p text:style-name="P4">kafka-consumer-groups.sh --bootstrap-server 127.0.0.1:9092 --describe --group my_app</text:p>
      <text:p text:style-name="P4"/>
      <text:p text:style-name="P4">kafka-topics.sh --zookeeper 127.0.0.1:2181 --list</text:p>
      <text:p text:style-name="P4"/>
      <text:p text:style-name="P4">kafka-topics.sh --zookeeper 127.0.0.1:2181 –describe</text:p>
      <text:p text:style-name="P4"/>
      <text:p text:style-name="P4"/>
      <text:p text:style-name="P2">Ejercicio 1. ¿Qué pasaría si cancelamos (utilizando Ctrl+C) uno de los <text:s/>consumidores (quedando 2) y seguimos enviando mensajes por el producer?</text:p>
      <text:p text:style-name="P2"/>
      <text:p text:style-name="P9">El mensaje seguiria siendo mostrado/obtenido por los otros dos consumers que quedan activos.</text:p>
      <text:p text:style-name="P9"/>
      <text:p text:style-name="P2">Ejercicio 2. ¿Qué pasaría si cancelamos otro de los consumidores (quedando ya solo 1) y seguimos enviando mensajes por el producer?</text:p>
      <text:p text:style-name="P2"/>
      <text:p text:style-name="P9">El único consumer activo será el encargado de monstrar todos los mensajes envidados por el producer.</text:p>
      <text:p text:style-name="P2"/>
      <text:p text:style-name="P2">Ejercicio 3. ¿Qué sucede si lanzamos otro consumidor pero está vez de un grupo llamado my-second-application leyendo el topic desde el principio (--from-beginning)?</text:p>
      <text:p text:style-name="P2"/>
      <text:p text:style-name="P9">Obtendríamos todos los mensajes desde el principio en este consumer y ademas mostrar todos los mensajes que lleguen nuevos igual que el otro grupo.</text:p>
      <text:p text:style-name="P2"/>
      <text:p text:style-name="P2">Ejercicio 4. Cancela el consumidor y ¿Qué sucede si lanzamos de nuevo el consumidor pero formando parte del grupo my-second-application?¿Aparecen los mensajes desde el principio?</text:p>
      <text:p text:style-name="P2"/>
      <text:p text:style-name="P9"><text:soft-page-break/>Si cancelamos el consumidor del primer grupo y lo creamos uno mas en el segundo grupo estos dos consumidores compartirán mensajes nuevos pero en el nuevo consumidor no se mostraran los mensajes antiguos.</text:p>
      <text:p text:style-name="P9"/>
      <text:p text:style-name="P2"/>
      <text:p text:style-name="P2">Ejercicio 5. Cancela el consumer, a su vez aprovecha de enviar más mensajes utilizando el producer y de nuevo lanza el consumidor formando parte del grupo my-second_application ¿Cuál fue el resultado?</text:p>
      <text:p text:style-name="P2"/>
      <text:p text:style-name="P2"/>
      <text:p text:style-name="P9">Si el produce lanza mensajes y no hay ninguna consumer para obtenerlos, Kafka los guarda durante una semana y la próxima vez que se inicie un consumer que lo escuche recibirá los mensajes retenidos.</text:p>
      <text:p text:style-name="P9"/>
      <text:p text:style-name="P3"/>
      <text:p text:style-name="P3"/>
      <text:p text:style-name="P18"><text:span text:style-name="T2">BLOQUE 2</text:span></text:p>
      <text:p text:style-name="P3"/>
      <text:p text:style-name="P3"/>
      <text:p text:style-name="P8">¿Serías capaz de listar todos los topics existentes?</text:p>
      <text:p text:style-name="P15"/>
      <text:p text:style-name="P12">kafka-topics.sh --zookeeper 127.0.0.1:2181 –list</text:p>
      <text:p text:style-name="P11"/>
      <text:p text:style-name="P3"/>
      <text:p text:style-name="P3"/>
      <text:p text:style-name="P3">Como ejercicio crea un nuevo topic que maneje datos con formato JSON con variedad de</text:p>
      <text:p text:style-name="P2">atributos (que tengan cadenas de caracteres, enteros, y tipos de datos reales/flotantes<text:span text:style-name="T1">)</text:span></text:p>
      <text:p text:style-name="P2"/>
      <text:p text:style-name="P14">kafka-topics.sh --zookeeper 127.0.0.1:2181 --topic exe2_topic --create --partitions 3 --replication-factor 1</text:p>
      <text:p text:style-name="P1"/>
      <text:p text:style-name="P14">kafka-console-producer.sh --broker-list 127.0.0.1:9092 --topic exe2_topic</text:p>
      <text:p text:style-name="P1"/>
      <text:p text:style-name="P1">nano presto-server-0.213/etc/catalog/kafka.properties</text:p>
      <text:p text:style-name="P1"/>
      <text:p text:style-name="P1">connector.name=kafka</text:p>
      <text:p text:style-name="P1">kafka.nodes=localhost:9092</text:p>
      <text:p text:style-name="P1">kafka.table-names=bolsa_topic,message_topic</text:p>
      <text:p text:style-name="P1">kafka.hide-internal-columns=fal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nano presto-server-0.213/etc/<text:span text:style-name="T1">kafka/bolsa_topic.json</text:span></text:p>
      <text:p text:style-name="P1">{</text:p>
      <text:p text:style-name="P1">"tableName": "exe2_topic",</text:p>
      <text:p text:style-name="P1">"topicName": "exe2_topic",</text:p>
      <text:p text:style-name="P1">"schemaName": "default",</text:p>
      <text:p text:style-name="P1">"message": {</text:p>
      <text:p text:style-name="P1">"dataFormat":"json",</text:p>
      <text:p text:style-name="P1">"fields": [</text:p>
      <text:p text:style-name="P1">{</text:p>
      <text:p text:style-name="P1">"name": "name",</text:p>
      <text:p text:style-name="P1">"mapping": "name",</text:p>
      <text:p text:style-name="P1">"type": "VARCHAR"</text:p>
      <text:p text:style-name="P1">},</text:p>
      <text:p text:style-name="P1">{</text:p>
      <text:p text:style-name="P1">"name": "cantidad",</text:p>
      <text:p text:style-name="P1">"mapping": "cantidad",</text:p>
      <text:p text:style-name="P1">"type": "DOUBLE"</text:p>
      <text:p text:style-name="P1">},</text:p>
      <text:p text:style-name="P1">{</text:p>
      <text:p text:style-name="P1">"name": "stock",</text:p>
      <text:p text:style-name="P1">"mapping": "stock",</text:p>
      <text:p text:style-name="P1">"type": "VARCHAR"</text:p>
      <text:p text:style-name="P1">},</text:p>
      <text:p text:style-name="P1">{</text:p>
      <text:p text:style-name="P1">"name": "date",</text:p>
      <text:p text:style-name="P1">"mapping": "date",</text:p>
      <text:p text:style-name="P1">"type": "DATE"</text:p>
      <text:p text:style-name="P1">}</text:p>
      <text:p text:style-name="P1">]</text:p>
      <text:p text:style-name="P1">}</text:p>
      <text:p text:style-name="P1">}</text:p>
      <text:p text:style-name="P1"/>
      <text:p text:style-name="P1"/>
      <text:p text:style-name="P1"/>
      <text:p text:style-name="P1">{"name":"Javier Gonzalez","cantidad":200.68,"stock":"GOOGL","date":"14-09-2020"}</text:p>
      <text:p text:style-name="P1">{"name":"Javier Gonzalez","cantidad":-100,"stock":"GOOGL","date":"18-09-2020"}</text:p>
      <text:p text:style-name="P1">{"name":"Javier Gonzalez","cantidad":300,"stock":"AAPL","date":"20-09-2020"}</text:p>
      <text:p text:style-name="P1">{"name":"Javier Gonzalez","cantidad":500,"stock":"TSLA ","date":"01-10-2020"}</text:p>
      <text:p text:style-name="P1">{"name":"Javier Gonzalez","cantidad":-20,"stock":"AAPL","date":"26-10-2020"}</text:p>
      <text:p text:style-name="P1">{"name":"Javier Gonzalez","cantidad":400,"stock":"TSLA ","date":"03-11-2020"}</text:p>
      <text:p text:style-name="P1"/>
      <text:p text:style-name="P1"/>
      <text:p text:style-name="P1">SELECT stock , sum(cantidad) <text:s/>FROM exe2_topic GROUP by stock</text:p>
      <text:p text:style-name="P1"/>
      <text:p text:style-name="P1"/>
      <text:p text:style-name="P1"><text:s/>stock | _col1 <text:s/></text:p>
      <text:p text:style-name="P1">-------+--------</text:p>
      <text:p text:style-name="P1"><text:s/>TSLA <text:s/>| <text:s/>900.0 </text:p>
      <text:p text:style-name="P1"><text:s/>GOOGL | 100.68 </text:p>
      <text:p text:style-name="P1"><text:s/>AAPL <text:s/>| <text:s/>280.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5T12:01:27.938000000</dc:date>
    <meta:editing-duration>PT48M21S</meta:editing-duration>
    <meta:editing-cycles>6</meta:editing-cycles>
    <meta:document-statistic meta:table-count="0" meta:image-count="0" meta:object-count="0" meta:page-count="3" meta:paragraph-count="77" meta:word-count="512" meta:character-count="4053" meta:non-whitespace-character-count="3632"/>
  </office:meta>
</office:document-meta>
</file>